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395cm" svg:height="2.966cm" svg:x="1cm" svg:y="1cm">
          <text:p text:style-name="P1">Interface<text:line-break/>Control<text:line-break/>Docume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2" draw:layer="layout" svg:width="4.5cm" svg:height="3cm" svg:x="6cm" svg:y="7cm">
          <text:p text:style-name="P1">cutplac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draw:id="id5" draw:layer="layout" svg:width="4cm" svg:height="3.5cm" svg:x="11cm" svg:y="12cm">
          <text:p text:style-name="P1">Rejec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3" draw:layer="layout" svg:width="4cm" svg:height="3.5cm" svg:x="11cm" svg:y="1cm">
          <text:p text:style-name="P1"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id="id4" draw:layer="layout" svg:width="4cm" svg:height="3.5cm" svg:x="1cm" svg:y="12cm">
          <text:p text:style-name="P1">Accep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4.395cm" svg:y1="2.483cm" svg:x2="8.25cm" svg:y2="7cm" draw:start-shape="id1" draw:end-shape="id2" draw:end-glue-point="0" svg:d="m4395 2483 3855 4517">
          <text:p/>
        </draw:connector>
        <draw:connector draw:style-name="gr5" draw:text-style-name="P1" draw:layer="layout" draw:type="line" svg:x1="11.399cm" svg:y1="2.749cm" svg:x2="8.25cm" svg:y2="7cm" draw:start-shape="id3" draw:start-glue-point="6" draw:end-shape="id2" draw:end-glue-point="0" svg:d="m11399 2749-3149 4251">
          <text:p/>
        </draw:connector>
        <draw:connector draw:style-name="gr5" draw:text-style-name="P1" draw:layer="layout" draw:type="line" svg:x1="8.25cm" svg:y1="10cm" svg:x2="4.592cm" svg:y2="13.749cm" draw:start-shape="id2" draw:start-glue-point="2" draw:end-shape="id4" draw:end-glue-point="9" svg:d="m8250 10000-3658 3749">
          <text:p/>
        </draw:connector>
        <draw:connector draw:style-name="gr5" draw:text-style-name="P1" draw:layer="layout" draw:type="line" svg:x1="8.25cm" svg:y1="10cm" svg:x2="11cm" svg:y2="13.75cm" draw:start-shape="id2" draw:start-glue-point="2" draw:end-shape="id5" svg:d="m8250 10000 2750 3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3T17:18:20</meta:creation-date>
    <dc:date>2009-03-13T17:39:41</dc:date>
    <meta:editing-duration>PT00H06M11S</meta:editing-duration>
    <meta:editing-cycles>1</meta:editing-cycles>
    <meta:document-statistic meta:object-count="9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